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margin-left="0in" fo:margin-right="0in" fo:margin-top="0.1874in" fo:margin-bottom="0.1354in" style:contextual-spacing="false" fo:line-height="150%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  <style:text-properties fo:font-variant="normal" fo:text-transform="none" fo:color="#000000" loext:opacity="100%" style:font-name="DeepSeek-CJK-patch" fo:font-size="10pt" fo:letter-spacing="normal" fo:font-style="normal" fo:font-weight="normal" officeooo:paragraph-rsid="00182c43" style:font-size-asian="10pt" style:font-size-complex="10pt"/>
    </style:style>
    <style:style style:name="P3" style:family="paragraph" style:parent-style-name="Heading_20_4">
      <style:paragraph-properties fo:margin-left="0in" fo:margin-right="0in" fo:margin-top="0.1874in" fo:margin-bottom="0.1354in" style:contextual-spacing="false" style:line-height-at-least="0.2917in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</style:style>
    <style:style style:name="P5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  <style:text-properties officeooo:paragraph-rsid="002595dc"/>
    </style:style>
    <style:style style:name="P6" style:family="paragraph" style:parent-style-name="Heading_20_4">
      <style:text-properties officeooo:paragraph-rsid="002972fd"/>
    </style:style>
    <style:style style:name="P7" style:family="paragraph" style:parent-style-name="Text_20_body">
      <style:text-properties officeooo:paragraph-rsid="002972fd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use-window-font-color="true" loext:opacity="0%" style:font-name="Ubuntu" fo:font-size="11pt" officeooo:paragraph-rsid="002972fd" style:font-size-asian="11pt" style:font-size-complex="11pt"/>
    </style:style>
    <style:style style:name="P9" style:family="paragraph" style:parent-style-name="Text_20_body">
      <style:paragraph-properties fo:margin-left="0in" fo:margin-right="0.0417in" fo:margin-top="0in" fo:margin-bottom="0in" style:contextual-spacing="false" style:line-height-at-least="0.1252in" fo:text-indent="0in" style:auto-text-indent="false"/>
      <style:text-properties style:use-window-font-color="true" loext:opacity="0%" style:font-name="Ubuntu" fo:font-size="9pt" fo:background-color="#181a1b" loext:padding="0in" loext:border="none"/>
    </style:style>
    <style:style style:name="P10" style:family="paragraph" style:parent-style-name="Text_20_body" style:list-style-name="L1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11" style:family="paragraph" style:parent-style-name="Text_20_body" style:list-style-name="L2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12" style:family="paragraph" style:parent-style-name="Text_20_body" style:list-style-name="L3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13" style:family="paragraph" style:parent-style-name="Text_20_body" style:list-style-name="L4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14" style:family="paragraph" style:parent-style-name="Text_20_body" style:list-style-name="L5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style:use-window-font-color="true" loext:opacity="0%" style:font-name="Ubuntu" fo:font-size="11pt" fo:letter-spacing="normal" fo:font-style="normal" fo:font-weight="normal" style:font-size-asian="11pt" style:font-size-complex="11pt"/>
    </style:style>
    <style:style style:name="T1" style:family="text">
      <style:text-properties fo:font-variant="normal" fo:text-transform="none" fo:color="#000000" loext:opacity="100%" style:font-name="Ubuntu" fo:font-size="16pt" fo:letter-spacing="normal" fo:font-style="normal" fo:font-weight="normal" style:font-size-asian="16pt" style:font-weight-asian="normal" style:font-size-complex="16pt" style:font-weight-complex="normal"/>
    </style:style>
    <style:style style:name="T2" style:family="text">
      <style:text-properties fo:font-variant="normal" fo:text-transform="none" fo:color="#000000" loext:opacity="100%" style:font-name="Ubuntu" fo:font-size="16pt" fo:letter-spacing="normal" fo:font-style="normal" fo:font-weight="normal" officeooo:rsid="0018b81e" style:font-size-asian="16pt" style:font-weight-asian="normal" style:font-size-complex="16pt" style:font-weight-complex="normal"/>
    </style:style>
    <style:style style:name="T3" style:family="text">
      <style:text-properties fo:font-variant="normal" fo:text-transform="none" style:use-window-font-color="true" loext:opacity="0%" style:font-name="Ubuntu" fo:font-size="12pt" fo:letter-spacing="normal" fo:font-style="normal" fo:font-weight="normal"/>
    </style:style>
    <style:style style:name="T4" style:family="text">
      <style:text-properties fo:font-variant="normal" fo:text-transform="none" style:use-window-font-color="true" loext:opacity="0%" style:font-name="Ubuntu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style:use-window-font-color="true" loext:opacity="0%" style:font-name="Ubuntu" fo:font-size="11pt" fo:letter-spacing="normal" fo:font-style="normal" fo:font-weight="normal" officeooo:rsid="00269c60" style:font-size-asian="11pt" style:font-size-complex="11pt"/>
    </style:style>
    <style:style style:name="T6" style:family="text">
      <style:text-properties fo:font-variant="normal" fo:text-transform="none" style:use-window-font-color="true" loext:opacity="0%" style:font-name="Ubuntu" fo:font-size="11pt" fo:letter-spacing="normal" fo:font-style="normal" fo:font-weight="normal" officeooo:rsid="002595dc" style:font-size-asian="11pt" style:font-size-complex="11pt"/>
    </style:style>
    <style:style style:name="T7" style:family="text">
      <style:text-properties style:font-name="Ubuntu"/>
    </style:style>
    <style:style style:name="T8" style:family="text">
      <style:text-properties style:font-name="Ubuntu" officeooo:rsid="0018b81e"/>
    </style:style>
    <style:style style:name="T9" style:family="text">
      <style:text-properties style:font-name="Ubuntu" style:text-underline-style="none"/>
    </style:style>
    <style:style style:name="T10" style:family="text">
      <style:text-properties style:font-name="Ubuntu" style:text-underline-style="none" officeooo:rsid="0018b81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2">Muhammad</text:span></text:span><text:span text:style-name="Strong_20_Emphasis"><text:span text:style-name="T1"> </text:span></text:span><text:span text:style-name="Strong_20_Emphasis"><text:span text:style-name="T2">Ashraf</text:span></text:span></text:h>
      <text:p text:style-name="P2"><text:span text:style-name="T7">📍 </text:span><text:span text:style-name="T8">Giza</text:span><text:span text:style-name="T7">, </text:span><text:span text:style-name="T8">Egypt</text:span><text:span text:style-name="T7"> • 📞 </text:span><text:span text:style-name="T8">+201010508556</text:span><text:span text:style-name="T7"> • </text:span><text:a xlink:type="simple" xlink:href="mailto:muh7ammadashraf@gmail.com " text:style-name="Internet_20_link" text:visited-style-name="Visited_20_Internet_20_Link"><text:span text:style-name="T9">📧 </text:span><text:span text:style-name="T10">muh7ammadashraf@gmail.com</text:span><text:span text:style-name="T9"> </text:span></text:a><text:span text:style-name="T7">• </text:span><text:a xlink:type="simple" xlink:href="http://github.com/devops-cyparta" text:style-name="Internet_20_link" text:visited-style-name="Visited_20_Internet_20_Link"><text:span text:style-name="T9">🌐 GitHub</text:span></text:a><text:span text:style-name="T7"> | </text:span><text:a xlink:type="simple" xlink:href="https://www.linkedin.com/in/mohamed-ashraf-907552174" text:style-name="Internet_20_link" text:visited-style-name="Visited_20_Internet_20_Link"><text:span text:style-name="T9">LinkedIn</text:span></text:a></text:p>
      <text:h text:style-name="P3" text:outline-level="4"><text:span text:style-name="Strong_20_Emphasis"><text:span text:style-name="T3">PROFESSIONAL SUMMARY</text:span></text:span></text:h>
      <text:p text:style-name="P4"><text:span text:style-name="Emphasis"><text:span text:style-name="T4">"Backend Developer with hands-on experience in Django (Python) and Spring Boot (Java), specializing in REST API development and database design (MySQL/Redis). Leveraged DevOps skills (Docker, Nginx, CI/CD) to deploy scalable applications on DigitalOcean. Passionate about clean code, system architecture, and transitioning into a full-time backend role."</text:span></text:span></text:p>
      <text:h text:style-name="P3" text:outline-level="4"><text:span text:style-name="Strong_20_Emphasis"><text:span text:style-name="T3">TECHNICAL SKILLS</text:span></text:span><text:span text:style-name="T3"> </text:span></text:h>
      <text:list text:style-name="L1">
        <text:list-item>
          <text:p text:style-name="P10"><text:span text:style-name="Strong_20_Emphasis"><text:span text:style-name="T4">Backend:</text:span></text:span><text:span text:style-name="T4"> Django, Spring Boot, Flask (optional)</text:span></text:p>
        </text:list-item>
        <text:list-item>
          <text:p text:style-name="P10"><text:span text:style-name="Strong_20_Emphasis"><text:span text:style-name="T4">Databases:</text:span></text:span><text:span text:style-name="T4"> MySQL, Redis, Hibernate (JPA)</text:span></text:p>
        </text:list-item>
        <text:list-item>
          <text:p text:style-name="P10"><text:span text:style-name="Strong_20_Emphasis"><text:span text:style-name="T4">APIs:</text:span></text:span><text:span text:style-name="T4"> RESTful APIs, JWT Authentication</text:span></text:p>
        </text:list-item>
        <text:list-item>
          <text:p text:style-name="P10"><text:span text:style-name="Strong_20_Emphasis"><text:span text:style-name="T4">DevOps Tools:</text:span></text:span><text:span text:style-name="T4"> Docker, Nginx, CI/CD Basics (Jenkins/GitHub Actions)</text:span></text:p>
        </text:list-item>
        <text:list-item>
          <text:p text:style-name="P10"><text:span text:style-name="Strong_20_Emphasis"><text:span text:style-name="T4">Languages:</text:span></text:span><text:span text:style-name="T4"> Python, Java, SQL</text:span></text:p>
        </text:list-item>
        <text:list-item>
          <text:p text:style-name="P10"><text:span text:style-name="Strong_20_Emphasis"><text:span text:style-name="T4">Version Control:</text:span></text:span><text:span text:style-name="T4"> Git, GitHub</text:span></text:p>
        </text:list-item>
      </text:list>
      <text:h text:style-name="P3" text:outline-level="4"><text:span text:style-name="Strong_20_Emphasis"><text:span text:style-name="T3">PROJECTS</text:span></text:span><text:span text:style-name="T3"> </text:span></text:h>
      <text:p text:style-name="P4"><text:span text:style-name="Strong_20_Emphasis"><text:span text:style-name="T4">1. E-Commerce Backend (Django)</text:span></text:span><text:span text:style-name="T4"> | Python, Django, MySQL, DigitalOcean</text:span></text:p>
      <text:list text:style-name="L2">
        <text:list-item>
          <text:p text:style-name="P11"><text:span text:style-name="T4">Developed a </text:span><text:span text:style-name="Strong_20_Emphasis"><text:span text:style-name="T4">REST API</text:span></text:span><text:span text:style-name="T4"> with JWT authentication for user/product management.</text:span></text:p>
        </text:list-item>
        <text:list-item>
          <text:p text:style-name="P11"><text:span text:style-name="Strong_20_Emphasis"><text:span text:style-name="T4">Deployed on DigitalOcean</text:span></text:span><text:span text:style-name="T4"> using Nginx + Gunicorn, handling </text:span><text:span text:style-name="Strong_20_Emphasis"><text:span text:style-name="T4">500+ daily requests</text:span></text:span><text:span text:style-name="T4">.</text:span></text:p>
        </text:list-item>
        <text:list-item>
          <text:p text:style-name="P11"><text:span text:style-name="T4">Integrated </text:span><text:span text:style-name="Strong_20_Emphasis"><text:span text:style-name="T4">Redis</text:span></text:span><text:span text:style-name="T4"> for caching, reducing response time by </text:span><text:span text:style-name="Strong_20_Emphasis"><text:span text:style-name="T4">35%</text:span></text:span><text:span text:style-name="T4">.</text:span></text:p>
        </text:list-item>
      </text:list>
      <text:p text:style-name="P4"><text:span text:style-name="Strong_20_Emphasis"><text:span text:style-name="T4">2. Inventory Management System (Spring Boot)</text:span></text:span><text:span text:style-name="T4"> | Java, Spring Boot, Hibernate, MySQL</text:span></text:p>
      <text:list text:style-name="L3">
        <text:list-item>
          <text:p text:style-name="P12"><text:span text:style-name="T4">Built </text:span><text:span text:style-name="Strong_20_Emphasis"><text:span text:style-name="T4">CRUD endpoints</text:span></text:span><text:span text:style-name="T4"> with Spring Security for role-based access.</text:span></text:p>
        </text:list-item>
        <text:list-item>
          <text:p text:style-name="P12"><text:span text:style-name="T4">Designed a </text:span><text:span text:style-name="Strong_20_Emphasis"><text:span text:style-name="T4">normalized MySQL database</text:span></text:span><text:span text:style-name="T4"> for inventory tracking.</text:span></text:p>
        </text:list-item>
        <text:list-item>
          <text:p text:style-name="P12"><text:span text:style-name="T4">Containerized using </text:span><text:span text:style-name="Strong_20_Emphasis"><text:span text:style-name="T4">Docker</text:span></text:span><text:span text:style-name="T4"> for seamless deployment.</text:span></text:p>
        </text:list-item>
      </text:list>
      <text:h text:style-name="P3" text:outline-level="4"><text:soft-page-break/><text:span text:style-name="Strong_20_Emphasis"><text:span text:style-name="T3">WORK EXPERIENCE</text:span></text:span><text:span text:style-name="T3"> </text:span></text:h>
      <text:p text:style-name="P5"><text:span text:style-name="Strong_20_Emphasis"><text:span text:style-name="T4">DevOps Engineer</text:span></text:span><text:span text:style-name="T4"> | </text:span><text:span text:style-name="T5">Cyparta</text:span><text:span text:style-name="T4"> | </text:span><text:span text:style-name="T5">Jan 2025</text:span><text:span text:style-name="T4"> – </text:span><text:span text:style-name="Emphasis"><text:span text:style-name="T6">present</text:span></text:span></text:p>
      <text:list text:style-name="L4">
        <text:list-item>
          <text:p text:style-name="P13"><text:span text:style-name="Strong_20_Emphasis"><text:span text:style-name="T4">Backend Deployment:</text:span></text:span><text:span text:style-name="T4"> Containerized applications using </text:span><text:span text:style-name="Strong_20_Emphasis"><text:span text:style-name="T4">Docker</text:span></text:span><text:span text:style-name="T4"> and configured </text:span><text:span text:style-name="Strong_20_Emphasis"><text:span text:style-name="T4">Nginx</text:span></text:span><text:span text:style-name="T4"> for load balancing.</text:span></text:p>
        </text:list-item>
        <text:list-item>
          <text:p text:style-name="P13"><text:span text:style-name="Strong_20_Emphasis"><text:span text:style-name="T4">Database Management:</text:span></text:span><text:span text:style-name="T4"> Optimized </text:span><text:span text:style-name="Strong_20_Emphasis"><text:span text:style-name="T4">MySQL/Redis</text:span></text:span><text:span text:style-name="T4"> performance in production.</text:span></text:p>
        </text:list-item>
        <text:list-item>
          <text:p text:style-name="P13"><text:span text:style-name="Strong_20_Emphasis"><text:span text:style-name="T4">Automation:</text:span></text:span><text:span text:style-name="T4"> Wrote </text:span><text:span text:style-name="Strong_20_Emphasis"><text:span text:style-name="T4">Python/Bash scripts</text:span></text:span><text:span text:style-name="T4"> to streamline deployments (cut manual work by </text:span><text:span text:style-name="Strong_20_Emphasis"><text:span text:style-name="T4">30%</text:span></text:span><text:span text:style-name="T4">).</text:span></text:p>
        </text:list-item>
      </text:list>
      <text:h text:style-name="P3" text:outline-level="4"><text:span text:style-name="Strong_20_Emphasis"><text:span text:style-name="T3">EDUCATION</text:span></text:span></text:h>
      <text:p text:style-name="P4"><text:span text:style-name="Strong_20_Emphasis"><text:span text:style-name="T4">Mansoura University</text:span></text:span><text:span text:style-name="T4"> | BSc in Communications and Electronics | 2015–2023<text:line-break/></text:span></text:p>
      <text:h text:style-name="P6" text:outline-level="4"><text:span text:style-name="Strong_20_Emphasis"><text:span text:style-name="T3">COURSES &amp; SKILLS</text:span></text:span></text:h>
      <text:p text:style-name="P9"/>
      <text:p text:style-name="P8">Python • Java • MySQL • Docker • Bash Scripting • HTML/CSS • C++ • AWS CLF-02 (Cloud Basics)</text:p>
      <text:p text:style-name="P7"><text:span text:style-name="Emphasis"><text:span text:style-name="T7"/></text:span></text:p>
      <text:h text:style-name="P3" text:outline-level="4"><text:span text:style-name="Strong_20_Emphasis"><text:span text:style-name="T3">LANGUAGES</text:span></text:span></text:h>
      <text:list text:style-name="L5">
        <text:list-item>
          <text:p text:style-name="P14">English (Fluent) | French (Beginner) | Russian (Beginner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9:29:16.815347163</meta:creation-date>
    <dc:date>2025-05-04T16:28:09.243904962</dc:date>
    <meta:editing-duration>PT1H43M46S</meta:editing-duration>
    <meta:editing-cycles>21</meta:editing-cycles>
    <meta:generator>LibreOffice/24.2.7.2$Linux_X86_64 LibreOffice_project/420$Build-2</meta:generator>
    <meta:document-statistic meta:table-count="0" meta:image-count="0" meta:object-count="0" meta:page-count="2" meta:paragraph-count="31" meta:word-count="273" meta:character-count="1871" meta:non-whitespace-character-count="1641"/>
  </office:meta>
</office:document-meta>
</file>